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TA - Governo Aberto - Grupo 6</text:p>
      <text:p text:style-name="P1">Data: 24/05/2017</text:p>
      <text:p text:style-name="P1"/>
      <text:p text:style-name="P3">Vimos que dividir grande parte do trabalho com o grupo que faria o calendário do legislativo não seria uma boa ideia, isso iria deixar o trabalho muito desorganizado. Na semana anterior não progredimos muito com os códigos, fizemos o modelo de dados e uma parte do front-end, entretanto, ainda não tínhamos todas as ferramentas necessárias para conseguir capturar os dados do diário livre, então ficamos nessa aula pesquisando qual era a melhor forma de consegui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3" meta:word-count="84" meta:character-count="510" meta:non-whitespace-character-count="429"/>
    <meta:generator>LibreOfficeDev/5.1.0.3$Linux_X86_64 LibreOffice_project/</meta:generator>
  </office:meta>
</office:document-meta>
</file>